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4in"/>
    </style:style>
    <style:style style:name="co2" style:family="table-column">
      <style:table-column-properties fo:break-before="auto" style:column-width="0.2898in"/>
    </style:style>
    <style:style style:name="co3" style:family="table-column">
      <style:table-column-properties fo:break-before="auto" style:column-width="0.5402in"/>
    </style:style>
    <style:style style:name="co4" style:family="table-column">
      <style:table-column-properties fo:break-before="auto" style:column-width="0.4437in"/>
    </style:style>
    <style:style style:name="co5" style:family="table-column">
      <style:table-column-properties fo:break-before="auto" style:column-width="0.3665in"/>
    </style:style>
    <style:style style:name="co6" style:family="table-column">
      <style:table-column-properties fo:break-before="auto" style:column-width="0.3083in"/>
    </style:style>
    <style:style style:name="co7" style:family="table-column">
      <style:table-column-properties fo:break-before="auto" style:column-width="0.4339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5.9319in"/>
    </style:style>
    <style:style style:name="co11" style:family="table-column">
      <style:table-column-properties fo:break-before="auto" style:column-width="1.5339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0.511in"/>
    </style:style>
    <style:style style:name="co14" style:family="table-column">
      <style:table-column-properties fo:break-before="auto" style:column-width="0.1835in"/>
    </style:style>
    <style:style style:name="co15" style:family="table-column">
      <style:table-column-properties fo:break-before="auto" style:column-width="3.1252in"/>
    </style:style>
    <style:style style:name="co16" style:family="table-column">
      <style:table-column-properties fo:break-before="auto" style:column-width="5.2957in"/>
    </style:style>
    <style:style style:name="co17" style:family="table-column">
      <style:table-column-properties fo:break-before="auto" style:column-width="0.6661in"/>
    </style:style>
    <style:style style:name="co18" style:family="table-column">
      <style:table-column-properties fo:break-before="auto" style:column-width="0.9646in"/>
    </style:style>
    <style:style style:name="co19" style:family="table-column">
      <style:table-column-properties fo:break-before="auto" style:column-width="6.7327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Passo1">
      <style:table-properties table:display="true" style:writing-mode="lr-tb"/>
    </style:style>
    <style:style style:name="ta2" style:family="table" style:master-page-name="PageStyle_5f_Passo2">
      <style:table-properties table:display="true" style:writing-mode="lr-tb"/>
    </style:style>
    <style:style style:name="ta3" style:family="table" style:master-page-name="PageStyle_5f_Passo3">
      <style:table-properties table:display="true" style:writing-mode="lr-tb"/>
    </style:style>
    <style:style style:name="ta4" style:family="table" style:master-page-name="PageStyle_5f_Passo4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00ff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ff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Arial&quot;" fo:font-size="10pt" fo:font-style="normal" fo:text-shadow="none" style:text-underline-style="none" fo:font-weight="normal" style:font-size-asian="10pt" style:font-style-asian="normal" style:font-weight-asian="normal" style:font-name-complex="&quot;Arial&quot;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7e3794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ss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3">
            <draw:frame draw:z-index="0" draw:name="Chart 1" draw:style-name="gr1" draw:text-style-name="P1" svg:width="6.2496in" svg:height="3.8642in" svg:x="0.0327in" svg:y="0in">
              <draw:object draw:notify-on-update-of-ranges="Passo1.B2:Passo1.B27 Passo1.C2:Passo1.C2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" table:number-columns-repeated="2"/>
          <table:table-cell table:style-name="ce5" table:number-columns-repeated="3"/>
          <table:table-cell table:number-columns-repeated="3"/>
          <table:table-cell table:style-name="ce7" office:value-type="string" calcext:value-type="string">
            <text:p>Pergunta 1 - Funçao linear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9.81" calcext:value-type="float">
            <text:p>9.81</text:p>
          </table:table-cell>
          <table:table-cell table:style-name="ce3" table:number-columns-repeated="3"/>
          <table:table-cell table:style-name="ce6" table:number-columns-repeated="3"/>
          <table:table-cell table:number-columns-repeated="3"/>
          <table:table-cell table:style-name="ce8" office:value-type="string" calcext:value-type="string">
            <text:p>Y=M+BX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6.09" calcext:value-type="float">
            <text:p>16.09</text:p>
          </table:table-cell>
          <table:table-cell table:style-name="ce3" table:number-columns-repeated="3"/>
          <table:table-cell table:style-name="ce6" table:number-columns-repeated="3"/>
          <table:table-cell table:number-columns-repeated="3"/>
          <table:table-cell table:style-name="ce8" office:value-type="string" calcext:value-type="string">
            <text:p>9,81=M+B0 =&gt;</text:p>
          </table:table-cell>
          <table:table-cell table:style-name="ce10" table:number-columns-spanned="14" table:number-rows-spanned="1"/>
          <table:covered-table-cell table:number-columns-repeated="13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2.37" calcext:value-type="float">
            <text:p>22.37</text:p>
          </table:table-cell>
          <table:table-cell table:style-name="ce3" table:number-columns-repeated="3"/>
          <table:table-cell table:style-name="ce6" table:number-columns-repeated="3"/>
          <table:table-cell table:number-columns-repeated="3"/>
          <table:table-cell table:style-name="ce8" office:value-type="string" calcext:value-type="string">
            <text:p>9,81 = M -----&gt; A recta vai subit 9,81 no eixo Y</text:p>
          </table:table-cell>
          <table:table-cell table:style-name="ce11" table:number-columns-repeated="3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8.65" calcext:value-type="float">
            <text:p>28.65</text:p>
          </table:table-cell>
          <table:table-cell table:style-name="ce3" table:number-columns-repeated="2"/>
          <table:table-cell table:style-name="ce4"/>
          <table:table-cell table:style-name="ce6" table:number-columns-repeated="3"/>
          <table:table-cell table:number-columns-repeated="4"/>
          <table:table-cell table:style-name="ce11" table:number-columns-repeated="3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4.93" calcext:value-type="float">
            <text:p>34.93</text:p>
          </table:table-cell>
          <table:table-cell table:style-name="ce3" table:number-columns-repeated="2"/>
          <table:table-cell table:style-name="ce4"/>
          <table:table-cell table:style-name="ce6" table:number-columns-repeated="3"/>
          <table:table-cell table:number-columns-repeated="3"/>
          <table:table-cell table:style-name="ce8" office:value-type="string" calcext:value-type="string">
            <text:p>16,09 = 9,81 + B * 2 =&gt;</text:p>
          </table:table-cell>
          <table:table-cell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.21" calcext:value-type="float">
            <text:p>41.21</text:p>
          </table:table-cell>
          <table:table-cell table:style-name="ce3" table:number-columns-repeated="2"/>
          <table:table-cell table:style-name="ce4"/>
          <table:table-cell table:style-name="ce6" table:number-columns-repeated="3"/>
          <table:table-cell table:number-columns-repeated="3"/>
          <table:table-cell table:style-name="ce8" office:value-type="string" calcext:value-type="string">
            <text:p>16,09 - 9,81 = B2 =&gt; 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7.49" calcext:value-type="float">
            <text:p>47.49</text:p>
          </table:table-cell>
          <table:table-cell table:style-name="ce3" table:number-columns-repeated="2"/>
          <table:table-cell table:style-name="ce4"/>
          <table:table-cell table:style-name="ce6" table:number-columns-repeated="3"/>
          <table:table-cell table:number-columns-repeated="3"/>
          <table:table-cell table:style-name="ce9" office:value-type="string" calcext:value-type="string">
            <text:p>6,28 = B2</text:p>
          </table:table-cell>
          <table:table-cell table:style-name="ce11" table:number-columns-repeated="2"/>
          <table:table-cell table:style-name="ce2" table:number-columns-repeated="15"/>
          <table:table-cell table:number-columns-repeated="994"/>
        </table:table-row>
        <table:table-row table:style-name="ro1"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.77" calcext:value-type="float">
            <text:p>53.77</text:p>
          </table:table-cell>
          <table:table-cell table:style-name="ce3" table:number-columns-repeated="2"/>
          <table:table-cell table:style-name="ce4"/>
          <table:table-cell table:style-name="ce6" table:number-columns-repeated="3"/>
          <table:table-cell table:number-columns-repeated="3"/>
          <table:table-cell table:style-name="ce8" office:value-type="string" calcext:value-type="string">
            <text:p>6.28 / 2 = B =&gt;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60.05" calcext:value-type="float">
            <text:p>60.05</text:p>
          </table:table-cell>
          <table:table-cell table:style-name="ce3" table:number-columns-repeated="2"/>
          <table:table-cell table:style-name="ce4"/>
          <table:table-cell table:style-name="ce6" table:number-columns-repeated="3"/>
          <table:table-cell table:number-columns-repeated="3"/>
          <table:table-cell table:style-name="ce8" office:value-type="string" calcext:value-type="string">
            <text:p>3.14 = B -------&gt; Inclinaçao de recta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66.33" calcext:value-type="float">
            <text:p>66.33</text:p>
          </table:table-cell>
          <table:table-cell table:style-name="ce3" table:number-columns-repeated="2"/>
          <table:table-cell table:style-name="ce4"/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2.61" calcext:value-type="float">
            <text:p>72.61</text:p>
          </table:table-cell>
          <table:table-cell table:style-name="ce3" table:number-columns-repeated="2"/>
          <table:table-cell table:style-name="ce4"/>
          <table:table-cell table:style-name="ce6" table:number-columns-repeated="3"/>
          <table:table-cell table:number-columns-repeated="3"/>
          <table:table-cell table:style-name="ce8" office:value-type="string" calcext:value-type="string">
            <text:p>A regreçao linear porque nos podemos passar uma linha a passar nos todos os pontos marcados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78.89" calcext:value-type="float">
            <text:p>78.89</text:p>
          </table:table-cell>
          <table:table-cell table:style-name="ce3" table:number-columns-repeated="2"/>
          <table:table-cell table:style-name="ce4"/>
          <table:table-cell table:style-name="ce6" table:number-columns-repeated="3"/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85.17" calcext:value-type="float">
            <text:p>85.17</text:p>
          </table:table-cell>
          <table:table-cell table:style-name="ce3" table:number-columns-repeated="2"/>
          <table:table-cell table:style-name="ce4"/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91.45" calcext:value-type="float">
            <text:p>91.45</text:p>
          </table:table-cell>
          <table:table-cell table:style-name="ce3" table:number-columns-repeated="2"/>
          <table:table-cell table:style-name="ce4"/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97.73" calcext:value-type="float">
            <text:p>97.73</text:p>
          </table:table-cell>
          <table:table-cell table:style-name="ce3" table:number-columns-repeated="2"/>
          <table:table-cell table:style-name="ce4"/>
          <table:table-cell table:style-name="ce6" table:number-columns-repeated="3"/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4.01" calcext:value-type="float">
            <text:p>104.01</text:p>
          </table:table-cell>
          <table:table-cell table:style-name="ce3" table:number-columns-repeated="2"/>
          <table:table-cell table:style-name="ce4"/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0.29" calcext:value-type="float">
            <text:p>110.29</text:p>
          </table:table-cell>
          <table:table-cell table:style-name="ce3" table:number-columns-repeated="2"/>
          <table:table-cell table:style-name="ce4"/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116.57" calcext:value-type="float">
            <text:p>116.57</text:p>
          </table:table-cell>
          <table:table-cell table:style-name="ce3" table:number-columns-repeated="2"/>
          <table:table-cell table:style-name="ce4"/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122.85" calcext:value-type="float">
            <text:p>122.85</text:p>
          </table:table-cell>
          <table:table-cell table:style-name="ce3" table:number-columns-repeated="2"/>
          <table:table-cell table:style-name="ce4"/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9.13" calcext:value-type="float">
            <text:p>129.13</text:p>
          </table:table-cell>
          <table:table-cell table:style-name="ce3" table:number-columns-repeated="2"/>
          <table:table-cell table:style-name="ce4"/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135.41" calcext:value-type="float">
            <text:p>135.41</text:p>
          </table:table-cell>
          <table:table-cell table:style-name="ce3" table:number-columns-repeated="2"/>
          <table:table-cell table:style-name="ce4"/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41.69" calcext:value-type="float">
            <text:p>141.69</text:p>
          </table:table-cell>
          <table:table-cell table:style-name="ce3" table:number-columns-repeated="2"/>
          <table:table-cell table:style-name="ce4"/>
          <table:table-cell table:style-name="ce6" table:number-columns-repeated="3"/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44" calcext:value-type="float">
            <text:p>44</text:p>
          </table:table-cell>
          <table:table-cell table:style-name="ce1" office:value-type="float" office:value="147.97" calcext:value-type="float">
            <text:p>147.97</text:p>
          </table:table-cell>
          <table:table-cell table:style-name="ce3" table:number-columns-repeated="2"/>
          <table:table-cell table:style-name="ce4"/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4.25" calcext:value-type="float">
            <text:p>154.25</text:p>
          </table:table-cell>
          <table:table-cell table:style-name="ce3" table:number-columns-repeated="2"/>
          <table:table-cell table:style-name="ce4"/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0.53" calcext:value-type="float">
            <text:p>160.53</text:p>
          </table:table-cell>
          <table:table-cell table:style-name="ce3" table:number-columns-repeated="2"/>
          <table:table-cell table:style-name="ce4"/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6.81" calcext:value-type="float">
            <text:p>166.81</text:p>
          </table:table-cell>
          <table:table-cell table:style-name="ce3" table:number-columns-repeated="2"/>
          <table:table-cell table:style-name="ce4"/>
          <table:table-cell table:style-name="ce6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2"/>
          <table:table-cell table:style-name="ce3" table:number-columns-repeated="2"/>
          <table:table-cell table:style-name="ce2"/>
          <table:table-cell/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2" table:number-columns-repeated="2"/>
          <table:table-cell table:style-name="ce3" table:number-columns-repeated="2"/>
          <table:table-cell table:style-name="ce2"/>
          <table:table-cell table:style-name="ce6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so2" table:style-name="ta2">
        <table:table-column table:style-name="co1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ce14" office:value-type="string" calcext:value-type="string">
            <text:p>xy</text:p>
          </table:table-cell>
          <table:table-cell table:style-name="ce14" office:value-type="string" calcext:value-type="string">
            <text:p>x²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9.81" calcext:value-type="float">
            <text:p>9.81</text:p>
          </table:table-cell>
          <table:table-cell table:style-name="ce13" table:formula="of:=[.B2]*[.C2]" office:value-type="float" office:value="0" calcext:value-type="float">
            <text:p>0</text:p>
          </table:table-cell>
          <table:table-cell table:style-name="ce15" table:formula="of:=[.B2]*[.B2]" office:value-type="float" office:value="0" calcext:value-type="float">
            <text:p>0</text:p>
          </table:table-cell>
          <table:table-cell table:style-name="ce15" office:value-type="string" calcext:value-type="string">
            <text:p>M</text:p>
          </table:table-cell>
          <table:table-cell table:style-name="ce8" office:value-type="string" calcext:value-type="string">
            <text:p><text:s/>=(75770.5 - ((650 * 2296.06)/26)/(22100 -(650²/26))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6.09" calcext:value-type="float">
            <text:p>16.09</text:p>
          </table:table-cell>
          <table:table-cell table:style-name="ce13" table:formula="of:=[.B3]*[.C3]" office:value-type="float" office:value="32.18" calcext:value-type="float">
            <text:p>32.18</text:p>
          </table:table-cell>
          <table:table-cell table:style-name="ce15" table:formula="of:=[.B3]*[.B3]" office:value-type="float" office:value="4" calcext:value-type="float">
            <text:p>4</text:p>
          </table:table-cell>
          <table:table-cell table:style-name="ce15" office:value-type="string" calcext:value-type="string">
            <text:p>M</text:p>
          </table:table-cell>
          <table:table-cell table:style-name="ce2" table:formula="of:=([.D28]-(([.B28]*[.C28])/26))/([.E28]-(([.B28]*[.B28])/26))" office:value-type="float" office:value="3.14" calcext:value-type="float">
            <text:p>3.14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2.37" calcext:value-type="float">
            <text:p>22.37</text:p>
          </table:table-cell>
          <table:table-cell table:style-name="ce13" table:formula="of:=[.B4]*[.C4]" office:value-type="float" office:value="89.48" calcext:value-type="float">
            <text:p>89.48</text:p>
          </table:table-cell>
          <table:table-cell table:style-name="ce15" table:formula="of:=[.B4]*[.B4]" office:value-type="float" office:value="16" calcext:value-type="float">
            <text:p>16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8.65" calcext:value-type="float">
            <text:p>28.65</text:p>
          </table:table-cell>
          <table:table-cell table:style-name="ce13" table:formula="of:=[.B5]*[.C5]" office:value-type="float" office:value="171.9" calcext:value-type="float">
            <text:p>171.9</text:p>
          </table:table-cell>
          <table:table-cell table:style-name="ce15" table:formula="of:=[.B5]*[.B5]" office:value-type="float" office:value="36" calcext:value-type="float">
            <text:p>36</text:p>
          </table:table-cell>
          <table:table-cell table:style-name="ce15" office:value-type="string" calcext:value-type="string">
            <text:p>B</text:p>
          </table:table-cell>
          <table:table-cell table:style-name="ce8" office:value-type="string" calcext:value-type="string">
            <text:p>Media(Y)-M*Media(X) <text:s/>=&gt;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4.93" calcext:value-type="float">
            <text:p>34.93</text:p>
          </table:table-cell>
          <table:table-cell table:style-name="ce13" table:formula="of:=[.B6]*[.C6]" office:value-type="float" office:value="279.44" calcext:value-type="float">
            <text:p>279.44</text:p>
          </table:table-cell>
          <table:table-cell table:style-name="ce15" table:formula="of:=[.B6]*[.B6]" office:value-type="float" office:value="64" calcext:value-type="float">
            <text:p>64</text:p>
          </table:table-cell>
          <table:table-cell table:style-name="ce15" office:value-type="string" calcext:value-type="string">
            <text:p>B</text:p>
          </table:table-cell>
          <table:table-cell table:style-name="ce2" table:formula="of:=[.C29]-[.G3]*[.B29]" office:value-type="float" office:value="9.81" calcext:value-type="float">
            <text:p>9.81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.21" calcext:value-type="float">
            <text:p>41.21</text:p>
          </table:table-cell>
          <table:table-cell table:style-name="ce13" table:formula="of:=[.B7]*[.C7]" office:value-type="float" office:value="412.1" calcext:value-type="float">
            <text:p>412.1</text:p>
          </table:table-cell>
          <table:table-cell table:style-name="ce15" table:formula="of:=[.B7]*[.B7]" office:value-type="float" office:value="100" calcext:value-type="float">
            <text:p>100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7.49" calcext:value-type="float">
            <text:p>47.49</text:p>
          </table:table-cell>
          <table:table-cell table:style-name="ce13" table:formula="of:=[.B8]*[.C8]" office:value-type="float" office:value="569.88" calcext:value-type="float">
            <text:p>569.88</text:p>
          </table:table-cell>
          <table:table-cell table:style-name="ce15" table:formula="of:=[.B8]*[.B8]" office:value-type="float" office:value="144" calcext:value-type="float">
            <text:p>144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.77" calcext:value-type="float">
            <text:p>53.77</text:p>
          </table:table-cell>
          <table:table-cell table:style-name="ce13" table:formula="of:=[.B9]*[.C9]" office:value-type="float" office:value="752.78" calcext:value-type="float">
            <text:p>752.78</text:p>
          </table:table-cell>
          <table:table-cell table:style-name="ce15" table:formula="of:=[.B9]*[.B9]" office:value-type="float" office:value="196" calcext:value-type="float">
            <text:p>196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60.05" calcext:value-type="float">
            <text:p>60.05</text:p>
          </table:table-cell>
          <table:table-cell table:style-name="ce13" table:formula="of:=[.B10]*[.C10]" office:value-type="float" office:value="960.8" calcext:value-type="float">
            <text:p>960.8</text:p>
          </table:table-cell>
          <table:table-cell table:style-name="ce15" table:formula="of:=[.B10]*[.B10]" office:value-type="float" office:value="256" calcext:value-type="float">
            <text:p>256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66.33" calcext:value-type="float">
            <text:p>66.33</text:p>
          </table:table-cell>
          <table:table-cell table:style-name="ce13" table:formula="of:=[.B11]*[.C11]" office:value-type="float" office:value="1193.94" calcext:value-type="float">
            <text:p>1193.94</text:p>
          </table:table-cell>
          <table:table-cell table:style-name="ce15" table:formula="of:=[.B11]*[.B11]" office:value-type="float" office:value="324" calcext:value-type="float">
            <text:p>324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2.61" calcext:value-type="float">
            <text:p>72.61</text:p>
          </table:table-cell>
          <table:table-cell table:style-name="ce13" table:formula="of:=[.B12]*[.C12]" office:value-type="float" office:value="1452.2" calcext:value-type="float">
            <text:p>1452.2</text:p>
          </table:table-cell>
          <table:table-cell table:style-name="ce15" table:formula="of:=[.B12]*[.B12]" office:value-type="float" office:value="400" calcext:value-type="float">
            <text:p>400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78.89" calcext:value-type="float">
            <text:p>78.89</text:p>
          </table:table-cell>
          <table:table-cell table:style-name="ce13" table:formula="of:=[.B13]*[.C13]" office:value-type="float" office:value="1735.58" calcext:value-type="float">
            <text:p>1735.58</text:p>
          </table:table-cell>
          <table:table-cell table:style-name="ce15" table:formula="of:=[.B13]*[.B13]" office:value-type="float" office:value="484" calcext:value-type="float">
            <text:p>484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85.17" calcext:value-type="float">
            <text:p>85.17</text:p>
          </table:table-cell>
          <table:table-cell table:style-name="ce13" table:formula="of:=[.B14]*[.C14]" office:value-type="float" office:value="2044.08" calcext:value-type="float">
            <text:p>2044.08</text:p>
          </table:table-cell>
          <table:table-cell table:style-name="ce15" table:formula="of:=[.B14]*[.B14]" office:value-type="float" office:value="576" calcext:value-type="float">
            <text:p>576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91.45" calcext:value-type="float">
            <text:p>91.45</text:p>
          </table:table-cell>
          <table:table-cell table:style-name="ce13" table:formula="of:=[.B15]*[.C15]" office:value-type="float" office:value="2377.7" calcext:value-type="float">
            <text:p>2377.7</text:p>
          </table:table-cell>
          <table:table-cell table:style-name="ce15" table:formula="of:=[.B15]*[.B15]" office:value-type="float" office:value="676" calcext:value-type="float">
            <text:p>676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97.73" calcext:value-type="float">
            <text:p>97.73</text:p>
          </table:table-cell>
          <table:table-cell table:style-name="ce13" table:formula="of:=[.B16]*[.C16]" office:value-type="float" office:value="2736.44" calcext:value-type="float">
            <text:p>2736.44</text:p>
          </table:table-cell>
          <table:table-cell table:style-name="ce15" table:formula="of:=[.B16]*[.B16]" office:value-type="float" office:value="784" calcext:value-type="float">
            <text:p>784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4.01" calcext:value-type="float">
            <text:p>104.01</text:p>
          </table:table-cell>
          <table:table-cell table:style-name="ce13" table:formula="of:=[.B17]*[.C17]" office:value-type="float" office:value="3120.3" calcext:value-type="float">
            <text:p>3120.3</text:p>
          </table:table-cell>
          <table:table-cell table:style-name="ce15" table:formula="of:=[.B17]*[.B17]" office:value-type="float" office:value="900" calcext:value-type="float">
            <text:p>900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0.29" calcext:value-type="float">
            <text:p>110.29</text:p>
          </table:table-cell>
          <table:table-cell table:style-name="ce13" table:formula="of:=[.B18]*[.C18]" office:value-type="float" office:value="3529.28" calcext:value-type="float">
            <text:p>3529.28</text:p>
          </table:table-cell>
          <table:table-cell table:style-name="ce15" table:formula="of:=[.B18]*[.B18]" office:value-type="float" office:value="1024" calcext:value-type="float">
            <text:p>1024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116.57" calcext:value-type="float">
            <text:p>116.57</text:p>
          </table:table-cell>
          <table:table-cell table:style-name="ce13" table:formula="of:=[.B19]*[.C19]" office:value-type="float" office:value="3963.38" calcext:value-type="float">
            <text:p>3963.38</text:p>
          </table:table-cell>
          <table:table-cell table:style-name="ce15" table:formula="of:=[.B19]*[.B19]" office:value-type="float" office:value="1156" calcext:value-type="float">
            <text:p>1156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122.85" calcext:value-type="float">
            <text:p>122.85</text:p>
          </table:table-cell>
          <table:table-cell table:style-name="ce13" table:formula="of:=[.B20]*[.C20]" office:value-type="float" office:value="4422.6" calcext:value-type="float">
            <text:p>4422.6</text:p>
          </table:table-cell>
          <table:table-cell table:style-name="ce15" table:formula="of:=[.B20]*[.B20]" office:value-type="float" office:value="1296" calcext:value-type="float">
            <text:p>1296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9.13" calcext:value-type="float">
            <text:p>129.13</text:p>
          </table:table-cell>
          <table:table-cell table:style-name="ce13" table:formula="of:=[.B21]*[.C21]" office:value-type="float" office:value="4906.94" calcext:value-type="float">
            <text:p>4906.94</text:p>
          </table:table-cell>
          <table:table-cell table:style-name="ce15" table:formula="of:=[.B21]*[.B21]" office:value-type="float" office:value="1444" calcext:value-type="float">
            <text:p>1444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135.41" calcext:value-type="float">
            <text:p>135.41</text:p>
          </table:table-cell>
          <table:table-cell table:style-name="ce13" table:formula="of:=[.B22]*[.C22]" office:value-type="float" office:value="5416.4" calcext:value-type="float">
            <text:p>5416.4</text:p>
          </table:table-cell>
          <table:table-cell table:style-name="ce15" table:formula="of:=[.B22]*[.B22]" office:value-type="float" office:value="1600" calcext:value-type="float">
            <text:p>1600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41.69" calcext:value-type="float">
            <text:p>141.69</text:p>
          </table:table-cell>
          <table:table-cell table:style-name="ce13" table:formula="of:=[.B23]*[.C23]" office:value-type="float" office:value="5950.98" calcext:value-type="float">
            <text:p>5950.98</text:p>
          </table:table-cell>
          <table:table-cell table:style-name="ce15" table:formula="of:=[.B23]*[.B23]" office:value-type="float" office:value="1764" calcext:value-type="float">
            <text:p>1764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4" calcext:value-type="float">
            <text:p>44</text:p>
          </table:table-cell>
          <table:table-cell table:style-name="ce1" office:value-type="float" office:value="147.97" calcext:value-type="float">
            <text:p>147.97</text:p>
          </table:table-cell>
          <table:table-cell table:style-name="ce13" table:formula="of:=[.B24]*[.C24]" office:value-type="float" office:value="6510.68" calcext:value-type="float">
            <text:p>6510.68</text:p>
          </table:table-cell>
          <table:table-cell table:style-name="ce15" table:formula="of:=[.B24]*[.B24]" office:value-type="float" office:value="1936" calcext:value-type="float">
            <text:p>1936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4.25" calcext:value-type="float">
            <text:p>154.25</text:p>
          </table:table-cell>
          <table:table-cell table:style-name="ce13" table:formula="of:=[.B25]*[.C25]" office:value-type="float" office:value="7095.5" calcext:value-type="float">
            <text:p>7095.5</text:p>
          </table:table-cell>
          <table:table-cell table:style-name="ce15" table:formula="of:=[.B25]*[.B25]" office:value-type="float" office:value="2116" calcext:value-type="float">
            <text:p>2116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0.53" calcext:value-type="float">
            <text:p>160.53</text:p>
          </table:table-cell>
          <table:table-cell table:style-name="ce13" table:formula="of:=[.B26]*[.C26]" office:value-type="float" office:value="7705.44" calcext:value-type="float">
            <text:p>7705.44</text:p>
          </table:table-cell>
          <table:table-cell table:style-name="ce15" table:formula="of:=[.B26]*[.B26]" office:value-type="float" office:value="2304" calcext:value-type="float">
            <text:p>2304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6.81" calcext:value-type="float">
            <text:p>166.81</text:p>
          </table:table-cell>
          <table:table-cell table:style-name="ce13" table:formula="of:=[.B27]*[.C27]" office:value-type="float" office:value="8340.5" calcext:value-type="float">
            <text:p>8340.5</text:p>
          </table:table-cell>
          <table:table-cell table:style-name="ce15" table:formula="of:=[.B27]*[.B27]" office:value-type="float" office:value="2500" calcext:value-type="float">
            <text:p>2500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8" office:value-type="string" calcext:value-type="string">
            <text:p>Summatorio</text:p>
          </table:table-cell>
          <table:table-cell table:style-name="ce13" table:formula="of:=SUM([.B2:.B27])" office:value-type="float" office:value="650" calcext:value-type="float">
            <text:p>650</text:p>
          </table:table-cell>
          <table:table-cell table:style-name="ce13" table:formula="of:=SUM([.C2:.C27])" office:value-type="float" office:value="2296.06" calcext:value-type="float">
            <text:p>2296.06</text:p>
          </table:table-cell>
          <table:table-cell table:style-name="ce13" table:formula="of:=SUM([.D2:.D27])" office:value-type="float" office:value="75770.5" calcext:value-type="float">
            <text:p>75770.5</text:p>
          </table:table-cell>
          <table:table-cell table:style-name="ce15" table:formula="of:=SUM([.E2:.E27])" office:value-type="float" office:value="22100" calcext:value-type="float">
            <text:p>22100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8" office:value-type="string" calcext:value-type="string">
            <text:p>Media</text:p>
          </table:table-cell>
          <table:table-cell table:style-name="ce13" table:formula="of:=MEDIAN([.B2:.B27])" office:value-type="float" office:value="25" calcext:value-type="float">
            <text:p>25</text:p>
          </table:table-cell>
          <table:table-cell table:style-name="ce13" table:formula="of:=MEDIAN([.C2:.C27])" office:value-type="float" office:value="88.31" calcext:value-type="float">
            <text:p>88.31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 table:number-rows-repeated="971">
          <table:table-cell table:number-columns-repeated="5"/>
          <table:table-cell table:style-name="ce15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so3" table:style-name="ta3">
        <table:table-column table:style-name="co1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1014" table:default-cell-style-name="Default"/>
        <table:table-row table:style-name="ro1"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ce14" office:value-type="string" calcext:value-type="string">
            <text:p>xy</text:p>
          </table:table-cell>
          <table:table-cell table:style-name="ce14" office:value-type="string" calcext:value-type="string">
            <text:p>x²</text:p>
          </table:table-cell>
          <table:table-cell table:style-name="ce16" office:value-type="string" calcext:value-type="string">
            <text:p>y²</text:p>
          </table:table-cell>
          <table:table-cell table:style-name="ce8" office:value-type="string" calcext:value-type="string">
            <text:p>Coeficiente de correlação = CoVariança(x,y) / Desvio Padrão(x) * Desvio Padrão(y)</text:p>
          </table:table-cell>
          <table:table-cell table:style-name="ce13" table:formula="of:=[.H2]/([.H3]*[.H4])" office:value-type="float" office:value="0.1208971661" calcext:value-type="float">
            <text:p>0.1208971661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9.81" calcext:value-type="float">
            <text:p>9.81</text:p>
          </table:table-cell>
          <table:table-cell table:style-name="ce13" table:formula="of:=[.B2]*[.C2]" office:value-type="float" office:value="0" calcext:value-type="float">
            <text:p>0</text:p>
          </table:table-cell>
          <table:table-cell table:style-name="ce15" table:formula="of:=[.B2]*[.B2]" office:value-type="float" office:value="0" calcext:value-type="float">
            <text:p>0</text:p>
          </table:table-cell>
          <table:table-cell table:style-name="ce15" table:formula="of:=[.C2]*[.C2]" office:value-type="float" office:value="96.2361" calcext:value-type="float">
            <text:p>96.2361</text:p>
          </table:table-cell>
          <table:table-cell table:style-name="ce8" office:value-type="string" calcext:value-type="string">
            <text:p>CoVariança(x,y)=(media(x*y)/n)</text:p>
          </table:table-cell>
          <table:table-cell table:style-name="ce13" table:formula="of:=[.D29]/26" office:value-type="float" office:value="85.03423077" calcext:value-type="float">
            <text:p>85.03423077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6.09" calcext:value-type="float">
            <text:p>16.09</text:p>
          </table:table-cell>
          <table:table-cell table:style-name="ce13" table:formula="of:=[.B3]*[.C3]" office:value-type="float" office:value="32.18" calcext:value-type="float">
            <text:p>32.18</text:p>
          </table:table-cell>
          <table:table-cell table:style-name="ce15" table:formula="of:=[.B3]*[.B3]" office:value-type="float" office:value="4" calcext:value-type="float">
            <text:p>4</text:p>
          </table:table-cell>
          <table:table-cell table:style-name="ce15" table:formula="of:=[.C3]*[.C3]" office:value-type="float" office:value="258.8881" calcext:value-type="float">
            <text:p>258.8881</text:p>
          </table:table-cell>
          <table:table-cell table:style-name="ce8" office:value-type="string" calcext:value-type="string">
            <text:p>Desvio Padrão(x) = sqrt(sum(x)²/n-media(x)²)</text:p>
          </table:table-cell>
          <table:table-cell table:style-name="ce13" table:formula="of:=SQRT(([.E28]/26)-[.E29])" office:value-type="float" office:value="14.96662955" calcext:value-type="float">
            <text:p>14.96662955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2.37" calcext:value-type="float">
            <text:p>22.37</text:p>
          </table:table-cell>
          <table:table-cell table:style-name="ce13" table:formula="of:=[.B4]*[.C4]" office:value-type="float" office:value="89.48" calcext:value-type="float">
            <text:p>89.48</text:p>
          </table:table-cell>
          <table:table-cell table:style-name="ce15" table:formula="of:=[.B4]*[.B4]" office:value-type="float" office:value="16" calcext:value-type="float">
            <text:p>16</text:p>
          </table:table-cell>
          <table:table-cell table:style-name="ce15" table:formula="of:=[.C4]*[.C4]" office:value-type="float" office:value="500.4169" calcext:value-type="float">
            <text:p>500.4169</text:p>
          </table:table-cell>
          <table:table-cell table:style-name="ce8" office:value-type="string" calcext:value-type="string">
            <text:p>Desvio Padrão(y) = sqrt(sum(y)²/n-media(y)²)</text:p>
          </table:table-cell>
          <table:table-cell table:style-name="ce19" table:formula="of:=SQRT((SUM([.F28])/26)-[.F29])" office:value-type="float" office:value="46.99521678" calcext:value-type="float">
            <text:p>46.99521678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8.65" calcext:value-type="float">
            <text:p>28.65</text:p>
          </table:table-cell>
          <table:table-cell table:style-name="ce13" table:formula="of:=[.B5]*[.C5]" office:value-type="float" office:value="171.9" calcext:value-type="float">
            <text:p>171.9</text:p>
          </table:table-cell>
          <table:table-cell table:style-name="ce15" table:formula="of:=[.B5]*[.B5]" office:value-type="float" office:value="36" calcext:value-type="float">
            <text:p>36</text:p>
          </table:table-cell>
          <table:table-cell table:style-name="ce15" table:formula="of:=[.C5]*[.C5]" office:value-type="float" office:value="820.8225" calcext:value-type="float">
            <text:p>820.8225</text:p>
          </table:table-cell>
          <table:table-cell table:style-name="ce17" office:value-type="string" calcext:value-type="string">
            <text:p>Pergunta2 - O que significa o valor de Coeficiente de correlação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4.93" calcext:value-type="float">
            <text:p>34.93</text:p>
          </table:table-cell>
          <table:table-cell table:style-name="ce13" table:formula="of:=[.B6]*[.C6]" office:value-type="float" office:value="279.44" calcext:value-type="float">
            <text:p>279.44</text:p>
          </table:table-cell>
          <table:table-cell table:style-name="ce15" table:formula="of:=[.B6]*[.B6]" office:value-type="float" office:value="64" calcext:value-type="float">
            <text:p>64</text:p>
          </table:table-cell>
          <table:table-cell table:style-name="ce15" table:formula="of:=[.C6]*[.C6]" office:value-type="float" office:value="1220.1049" calcext:value-type="float">
            <text:p>1220.1049</text:p>
          </table:table-cell>
          <table:table-cell table:style-name="ce18" office:value-type="string" calcext:value-type="string">
            <text:p>eu diria que R² eo o calculo que conta ate que ponto as 2 variaveis estao interligados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.21" calcext:value-type="float">
            <text:p>41.21</text:p>
          </table:table-cell>
          <table:table-cell table:style-name="ce13" table:formula="of:=[.B7]*[.C7]" office:value-type="float" office:value="412.1" calcext:value-type="float">
            <text:p>412.1</text:p>
          </table:table-cell>
          <table:table-cell table:style-name="ce15" table:formula="of:=[.B7]*[.B7]" office:value-type="float" office:value="100" calcext:value-type="float">
            <text:p>100</text:p>
          </table:table-cell>
          <table:table-cell table:style-name="ce15" table:formula="of:=[.C7]*[.C7]" office:value-type="float" office:value="1698.2641" calcext:value-type="float">
            <text:p>1698.264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7.49" calcext:value-type="float">
            <text:p>47.49</text:p>
          </table:table-cell>
          <table:table-cell table:style-name="ce13" table:formula="of:=[.B8]*[.C8]" office:value-type="float" office:value="569.88" calcext:value-type="float">
            <text:p>569.88</text:p>
          </table:table-cell>
          <table:table-cell table:style-name="ce15" table:formula="of:=[.B8]*[.B8]" office:value-type="float" office:value="144" calcext:value-type="float">
            <text:p>144</text:p>
          </table:table-cell>
          <table:table-cell table:style-name="ce15" table:formula="of:=[.C8]*[.C8]" office:value-type="float" office:value="2255.3001" calcext:value-type="float">
            <text:p>2255.300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.77" calcext:value-type="float">
            <text:p>53.77</text:p>
          </table:table-cell>
          <table:table-cell table:style-name="ce13" table:formula="of:=[.B9]*[.C9]" office:value-type="float" office:value="752.78" calcext:value-type="float">
            <text:p>752.78</text:p>
          </table:table-cell>
          <table:table-cell table:style-name="ce15" table:formula="of:=[.B9]*[.B9]" office:value-type="float" office:value="196" calcext:value-type="float">
            <text:p>196</text:p>
          </table:table-cell>
          <table:table-cell table:style-name="ce15" table:formula="of:=[.C9]*[.C9]" office:value-type="float" office:value="2891.2129" calcext:value-type="float">
            <text:p>2891.212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60.05" calcext:value-type="float">
            <text:p>60.05</text:p>
          </table:table-cell>
          <table:table-cell table:style-name="ce13" table:formula="of:=[.B10]*[.C10]" office:value-type="float" office:value="960.8" calcext:value-type="float">
            <text:p>960.8</text:p>
          </table:table-cell>
          <table:table-cell table:style-name="ce15" table:formula="of:=[.B10]*[.B10]" office:value-type="float" office:value="256" calcext:value-type="float">
            <text:p>256</text:p>
          </table:table-cell>
          <table:table-cell table:style-name="ce15" table:formula="of:=[.C10]*[.C10]" office:value-type="float" office:value="3606.0025" calcext:value-type="float">
            <text:p>3606.002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66.33" calcext:value-type="float">
            <text:p>66.33</text:p>
          </table:table-cell>
          <table:table-cell table:style-name="ce13" table:formula="of:=[.B11]*[.C11]" office:value-type="float" office:value="1193.94" calcext:value-type="float">
            <text:p>1193.94</text:p>
          </table:table-cell>
          <table:table-cell table:style-name="ce15" table:formula="of:=[.B11]*[.B11]" office:value-type="float" office:value="324" calcext:value-type="float">
            <text:p>324</text:p>
          </table:table-cell>
          <table:table-cell table:style-name="ce15" table:formula="of:=[.C11]*[.C11]" office:value-type="float" office:value="4399.6689" calcext:value-type="float">
            <text:p>4399.668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2.61" calcext:value-type="float">
            <text:p>72.61</text:p>
          </table:table-cell>
          <table:table-cell table:style-name="ce13" table:formula="of:=[.B12]*[.C12]" office:value-type="float" office:value="1452.2" calcext:value-type="float">
            <text:p>1452.2</text:p>
          </table:table-cell>
          <table:table-cell table:style-name="ce15" table:formula="of:=[.B12]*[.B12]" office:value-type="float" office:value="400" calcext:value-type="float">
            <text:p>400</text:p>
          </table:table-cell>
          <table:table-cell table:style-name="ce15" table:formula="of:=[.C12]*[.C12]" office:value-type="float" office:value="5272.2121" calcext:value-type="float">
            <text:p>5272.212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78.89" calcext:value-type="float">
            <text:p>78.89</text:p>
          </table:table-cell>
          <table:table-cell table:style-name="ce13" table:formula="of:=[.B13]*[.C13]" office:value-type="float" office:value="1735.58" calcext:value-type="float">
            <text:p>1735.58</text:p>
          </table:table-cell>
          <table:table-cell table:style-name="ce15" table:formula="of:=[.B13]*[.B13]" office:value-type="float" office:value="484" calcext:value-type="float">
            <text:p>484</text:p>
          </table:table-cell>
          <table:table-cell table:style-name="ce15" table:formula="of:=[.C13]*[.C13]" office:value-type="float" office:value="6223.6321" calcext:value-type="float">
            <text:p>6223.632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85.17" calcext:value-type="float">
            <text:p>85.17</text:p>
          </table:table-cell>
          <table:table-cell table:style-name="ce13" table:formula="of:=[.B14]*[.C14]" office:value-type="float" office:value="2044.08" calcext:value-type="float">
            <text:p>2044.08</text:p>
          </table:table-cell>
          <table:table-cell table:style-name="ce15" table:formula="of:=[.B14]*[.B14]" office:value-type="float" office:value="576" calcext:value-type="float">
            <text:p>576</text:p>
          </table:table-cell>
          <table:table-cell table:style-name="ce15" table:formula="of:=[.C14]*[.C14]" office:value-type="float" office:value="7253.9289" calcext:value-type="float">
            <text:p>7253.928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91.45" calcext:value-type="float">
            <text:p>91.45</text:p>
          </table:table-cell>
          <table:table-cell table:style-name="ce13" table:formula="of:=[.B15]*[.C15]" office:value-type="float" office:value="2377.7" calcext:value-type="float">
            <text:p>2377.7</text:p>
          </table:table-cell>
          <table:table-cell table:style-name="ce15" table:formula="of:=[.B15]*[.B15]" office:value-type="float" office:value="676" calcext:value-type="float">
            <text:p>676</text:p>
          </table:table-cell>
          <table:table-cell table:style-name="ce15" table:formula="of:=[.C15]*[.C15]" office:value-type="float" office:value="8363.1025" calcext:value-type="float">
            <text:p>8363.102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97.73" calcext:value-type="float">
            <text:p>97.73</text:p>
          </table:table-cell>
          <table:table-cell table:style-name="ce13" table:formula="of:=[.B16]*[.C16]" office:value-type="float" office:value="2736.44" calcext:value-type="float">
            <text:p>2736.44</text:p>
          </table:table-cell>
          <table:table-cell table:style-name="ce15" table:formula="of:=[.B16]*[.B16]" office:value-type="float" office:value="784" calcext:value-type="float">
            <text:p>784</text:p>
          </table:table-cell>
          <table:table-cell table:style-name="ce15" table:formula="of:=[.C16]*[.C16]" office:value-type="float" office:value="9551.1529" calcext:value-type="float">
            <text:p>9551.152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4.01" calcext:value-type="float">
            <text:p>104.01</text:p>
          </table:table-cell>
          <table:table-cell table:style-name="ce13" table:formula="of:=[.B17]*[.C17]" office:value-type="float" office:value="3120.3" calcext:value-type="float">
            <text:p>3120.3</text:p>
          </table:table-cell>
          <table:table-cell table:style-name="ce15" table:formula="of:=[.B17]*[.B17]" office:value-type="float" office:value="900" calcext:value-type="float">
            <text:p>900</text:p>
          </table:table-cell>
          <table:table-cell table:style-name="ce15" table:formula="of:=[.C17]*[.C17]" office:value-type="float" office:value="10818.0801" calcext:value-type="float">
            <text:p>10818.080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0.29" calcext:value-type="float">
            <text:p>110.29</text:p>
          </table:table-cell>
          <table:table-cell table:style-name="ce13" table:formula="of:=[.B18]*[.C18]" office:value-type="float" office:value="3529.28" calcext:value-type="float">
            <text:p>3529.28</text:p>
          </table:table-cell>
          <table:table-cell table:style-name="ce15" table:formula="of:=[.B18]*[.B18]" office:value-type="float" office:value="1024" calcext:value-type="float">
            <text:p>1024</text:p>
          </table:table-cell>
          <table:table-cell table:style-name="ce15" table:formula="of:=[.C18]*[.C18]" office:value-type="float" office:value="12163.8841" calcext:value-type="float">
            <text:p>12163.884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116.57" calcext:value-type="float">
            <text:p>116.57</text:p>
          </table:table-cell>
          <table:table-cell table:style-name="ce13" table:formula="of:=[.B19]*[.C19]" office:value-type="float" office:value="3963.38" calcext:value-type="float">
            <text:p>3963.38</text:p>
          </table:table-cell>
          <table:table-cell table:style-name="ce15" table:formula="of:=[.B19]*[.B19]" office:value-type="float" office:value="1156" calcext:value-type="float">
            <text:p>1156</text:p>
          </table:table-cell>
          <table:table-cell table:style-name="ce15" table:formula="of:=[.C19]*[.C19]" office:value-type="float" office:value="13588.5649" calcext:value-type="float">
            <text:p>13588.564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122.85" calcext:value-type="float">
            <text:p>122.85</text:p>
          </table:table-cell>
          <table:table-cell table:style-name="ce13" table:formula="of:=[.B20]*[.C20]" office:value-type="float" office:value="4422.6" calcext:value-type="float">
            <text:p>4422.6</text:p>
          </table:table-cell>
          <table:table-cell table:style-name="ce15" table:formula="of:=[.B20]*[.B20]" office:value-type="float" office:value="1296" calcext:value-type="float">
            <text:p>1296</text:p>
          </table:table-cell>
          <table:table-cell table:style-name="ce15" table:formula="of:=[.C20]*[.C20]" office:value-type="float" office:value="15092.1225" calcext:value-type="float">
            <text:p>15092.122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9.13" calcext:value-type="float">
            <text:p>129.13</text:p>
          </table:table-cell>
          <table:table-cell table:style-name="ce13" table:formula="of:=[.B21]*[.C21]" office:value-type="float" office:value="4906.94" calcext:value-type="float">
            <text:p>4906.94</text:p>
          </table:table-cell>
          <table:table-cell table:style-name="ce15" table:formula="of:=[.B21]*[.B21]" office:value-type="float" office:value="1444" calcext:value-type="float">
            <text:p>1444</text:p>
          </table:table-cell>
          <table:table-cell table:style-name="ce15" table:formula="of:=[.C21]*[.C21]" office:value-type="float" office:value="16674.5569" calcext:value-type="float">
            <text:p>16674.556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135.41" calcext:value-type="float">
            <text:p>135.41</text:p>
          </table:table-cell>
          <table:table-cell table:style-name="ce13" table:formula="of:=[.B22]*[.C22]" office:value-type="float" office:value="5416.4" calcext:value-type="float">
            <text:p>5416.4</text:p>
          </table:table-cell>
          <table:table-cell table:style-name="ce15" table:formula="of:=[.B22]*[.B22]" office:value-type="float" office:value="1600" calcext:value-type="float">
            <text:p>1600</text:p>
          </table:table-cell>
          <table:table-cell table:style-name="ce15" table:formula="of:=[.C22]*[.C22]" office:value-type="float" office:value="18335.8681" calcext:value-type="float">
            <text:p>18335.868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41.69" calcext:value-type="float">
            <text:p>141.69</text:p>
          </table:table-cell>
          <table:table-cell table:style-name="ce13" table:formula="of:=[.B23]*[.C23]" office:value-type="float" office:value="5950.98" calcext:value-type="float">
            <text:p>5950.98</text:p>
          </table:table-cell>
          <table:table-cell table:style-name="ce15" table:formula="of:=[.B23]*[.B23]" office:value-type="float" office:value="1764" calcext:value-type="float">
            <text:p>1764</text:p>
          </table:table-cell>
          <table:table-cell table:style-name="ce15" table:formula="of:=[.C23]*[.C23]" office:value-type="float" office:value="20076.0561" calcext:value-type="float">
            <text:p>20076.056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4" calcext:value-type="float">
            <text:p>44</text:p>
          </table:table-cell>
          <table:table-cell table:style-name="ce1" office:value-type="float" office:value="147.97" calcext:value-type="float">
            <text:p>147.97</text:p>
          </table:table-cell>
          <table:table-cell table:style-name="ce13" table:formula="of:=[.B24]*[.C24]" office:value-type="float" office:value="6510.68" calcext:value-type="float">
            <text:p>6510.68</text:p>
          </table:table-cell>
          <table:table-cell table:style-name="ce15" table:formula="of:=[.B24]*[.B24]" office:value-type="float" office:value="1936" calcext:value-type="float">
            <text:p>1936</text:p>
          </table:table-cell>
          <table:table-cell table:style-name="ce15" table:formula="of:=[.C24]*[.C24]" office:value-type="float" office:value="21895.1209" calcext:value-type="float">
            <text:p>21895.120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4.25" calcext:value-type="float">
            <text:p>154.25</text:p>
          </table:table-cell>
          <table:table-cell table:style-name="ce13" table:formula="of:=[.B25]*[.C25]" office:value-type="float" office:value="7095.5" calcext:value-type="float">
            <text:p>7095.5</text:p>
          </table:table-cell>
          <table:table-cell table:style-name="ce15" table:formula="of:=[.B25]*[.B25]" office:value-type="float" office:value="2116" calcext:value-type="float">
            <text:p>2116</text:p>
          </table:table-cell>
          <table:table-cell table:style-name="ce15" table:formula="of:=[.C25]*[.C25]" office:value-type="float" office:value="23793.0625" calcext:value-type="float">
            <text:p>23793.062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0.53" calcext:value-type="float">
            <text:p>160.53</text:p>
          </table:table-cell>
          <table:table-cell table:style-name="ce13" table:formula="of:=[.B26]*[.C26]" office:value-type="float" office:value="7705.44" calcext:value-type="float">
            <text:p>7705.44</text:p>
          </table:table-cell>
          <table:table-cell table:style-name="ce15" table:formula="of:=[.B26]*[.B26]" office:value-type="float" office:value="2304" calcext:value-type="float">
            <text:p>2304</text:p>
          </table:table-cell>
          <table:table-cell table:style-name="ce15" table:formula="of:=[.C26]*[.C26]" office:value-type="float" office:value="25769.8809" calcext:value-type="float">
            <text:p>25769.880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6.81" calcext:value-type="float">
            <text:p>166.81</text:p>
          </table:table-cell>
          <table:table-cell table:style-name="ce13" table:formula="of:=[.B27]*[.C27]" office:value-type="float" office:value="8340.5" calcext:value-type="float">
            <text:p>8340.5</text:p>
          </table:table-cell>
          <table:table-cell table:style-name="ce15" table:formula="of:=[.B27]*[.B27]" office:value-type="float" office:value="2500" calcext:value-type="float">
            <text:p>2500</text:p>
          </table:table-cell>
          <table:table-cell table:style-name="ce15" table:formula="of:=[.C27]*[.C27]" office:value-type="float" office:value="27825.5761" calcext:value-type="float">
            <text:p>27825.576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ummatorio</text:p>
          </table:table-cell>
          <table:table-cell table:style-name="ce13" table:formula="of:=SUM([.B2:.B27])" office:value-type="float" office:value="650" calcext:value-type="float">
            <text:p>650</text:p>
          </table:table-cell>
          <table:table-cell table:style-name="ce13" table:formula="of:=SUM([.C2:.C27])" office:value-type="float" office:value="2296.06" calcext:value-type="float">
            <text:p>2296.06</text:p>
          </table:table-cell>
          <table:table-cell table:style-name="ce13" table:formula="of:=SUM([.D2:.D27])" office:value-type="float" office:value="75770.5" calcext:value-type="float">
            <text:p>75770.5</text:p>
          </table:table-cell>
          <table:table-cell table:style-name="ce15" table:formula="of:=SUM([.E2:.E27])" office:value-type="float" office:value="22100" calcext:value-type="float">
            <text:p>22100</text:p>
          </table:table-cell>
          <table:table-cell table:style-name="ce15" table:formula="of:=SUM([.F2:.F27])" office:value-type="float" office:value="260443.7186" calcext:value-type="float">
            <text:p>260443.7186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Media</text:p>
          </table:table-cell>
          <table:table-cell table:style-name="ce13" table:formula="of:=MEDIAN([.B2:.B27])" office:value-type="float" office:value="25" calcext:value-type="float">
            <text:p>25</text:p>
          </table:table-cell>
          <table:table-cell table:style-name="ce13" table:formula="of:=MEDIAN([.C2:.C27])" office:value-type="float" office:value="88.31" calcext:value-type="float">
            <text:p>88.31</text:p>
          </table:table-cell>
          <table:table-cell table:style-name="ce13" table:formula="of:=MEDIAN([.D2:.D27])" office:value-type="float" office:value="2210.89" calcext:value-type="float">
            <text:p>2210.89</text:p>
          </table:table-cell>
          <table:table-cell table:style-name="ce13" table:formula="of:=MEDIAN([.E2:.E27])" office:value-type="float" office:value="626" calcext:value-type="float">
            <text:p>626</text:p>
          </table:table-cell>
          <table:table-cell table:style-name="ce15" table:formula="of:=MEDIAN([.F2:.F27])" office:value-type="float" office:value="7808.5157" calcext:value-type="float">
            <text:p>7808.5157</text:p>
          </table:table-cell>
          <table:table-cell table:number-columns-repeated="1018"/>
        </table:table-row>
        <table:table-row table:style-name="ro1" table:number-rows-repeated="971">
          <table:table-cell table:number-columns-repeated="5"/>
          <table:table-cell table:style-name="ce15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so4" table:style-name="ta4">
        <table:table-column table:style-name="co1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1014" table:default-cell-style-name="Default"/>
        <table:table-row table:style-name="ro1"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ce14" office:value-type="string" calcext:value-type="string">
            <text:p>xy</text:p>
          </table:table-cell>
          <table:table-cell table:style-name="ce14" office:value-type="string" calcext:value-type="string">
            <text:p>x²</text:p>
          </table:table-cell>
          <table:table-cell table:style-name="ce16" office:value-type="string" calcext:value-type="string">
            <text:p>y²</text:p>
          </table:table-cell>
          <table:table-cell table:style-name="ce20" office:value-type="string" calcext:value-type="string">
            <text:p>Y_pred</text:p>
          </table:table-cell>
          <table:table-cell>
            <draw:frame draw:z-index="0" draw:name="Chart 2" draw:style-name="gr1" draw:text-style-name="P1" svg:width="6.2496in" svg:height="3.8642in" svg:x="0.1457in" svg:y="0.0728in">
              <draw:object draw:notify-on-update-of-ranges="Passo4.C1:Passo4.C1 Passo4.C2:Passo4.C27 Passo4.B2:Passo4.B2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9.81" calcext:value-type="float">
            <text:p>9.81</text:p>
          </table:table-cell>
          <table:table-cell table:style-name="ce13" table:formula="of:=[.B2]*[.C2]" office:value-type="float" office:value="0" calcext:value-type="float">
            <text:p>0</text:p>
          </table:table-cell>
          <table:table-cell table:style-name="ce15" table:formula="of:=[.B2]*[.B2]" office:value-type="float" office:value="0" calcext:value-type="float">
            <text:p>0</text:p>
          </table:table-cell>
          <table:table-cell table:style-name="ce15" table:formula="of:=[.C2]*[.C2]" office:value-type="float" office:value="96.2361" calcext:value-type="float">
            <text:p>96.2361</text:p>
          </table:table-cell>
          <table:table-cell table:style-name="ce20" table:formula="of:=(9.81*[.B2])+3.14" office:value-type="float" office:value="3.14" calcext:value-type="float">
            <text:p>3.14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6.09" calcext:value-type="float">
            <text:p>16.09</text:p>
          </table:table-cell>
          <table:table-cell table:style-name="ce13" table:formula="of:=[.B3]*[.C3]" office:value-type="float" office:value="32.18" calcext:value-type="float">
            <text:p>32.18</text:p>
          </table:table-cell>
          <table:table-cell table:style-name="ce15" table:formula="of:=[.B3]*[.B3]" office:value-type="float" office:value="4" calcext:value-type="float">
            <text:p>4</text:p>
          </table:table-cell>
          <table:table-cell table:style-name="ce15" table:formula="of:=[.C3]*[.C3]" office:value-type="float" office:value="258.8881" calcext:value-type="float">
            <text:p>258.8881</text:p>
          </table:table-cell>
          <table:table-cell table:style-name="ce20" table:formula="of:=(9.81*[.B3])+3.14" office:value-type="float" office:value="22.76" calcext:value-type="float">
            <text:p>22.76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2.37" calcext:value-type="float">
            <text:p>22.37</text:p>
          </table:table-cell>
          <table:table-cell table:style-name="ce13" table:formula="of:=[.B4]*[.C4]" office:value-type="float" office:value="89.48" calcext:value-type="float">
            <text:p>89.48</text:p>
          </table:table-cell>
          <table:table-cell table:style-name="ce15" table:formula="of:=[.B4]*[.B4]" office:value-type="float" office:value="16" calcext:value-type="float">
            <text:p>16</text:p>
          </table:table-cell>
          <table:table-cell table:style-name="ce15" table:formula="of:=[.C4]*[.C4]" office:value-type="float" office:value="500.4169" calcext:value-type="float">
            <text:p>500.4169</text:p>
          </table:table-cell>
          <table:table-cell table:style-name="ce20" table:formula="of:=(9.81*[.B4])+3.14" office:value-type="float" office:value="42.38" calcext:value-type="float">
            <text:p>42.38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8.65" calcext:value-type="float">
            <text:p>28.65</text:p>
          </table:table-cell>
          <table:table-cell table:style-name="ce13" table:formula="of:=[.B5]*[.C5]" office:value-type="float" office:value="171.9" calcext:value-type="float">
            <text:p>171.9</text:p>
          </table:table-cell>
          <table:table-cell table:style-name="ce15" table:formula="of:=[.B5]*[.B5]" office:value-type="float" office:value="36" calcext:value-type="float">
            <text:p>36</text:p>
          </table:table-cell>
          <table:table-cell table:style-name="ce15" table:formula="of:=[.C5]*[.C5]" office:value-type="float" office:value="820.8225" calcext:value-type="float">
            <text:p>820.8225</text:p>
          </table:table-cell>
          <table:table-cell table:style-name="ce20" table:formula="of:=(9.81*[.B5])+3.14"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4.93" calcext:value-type="float">
            <text:p>34.93</text:p>
          </table:table-cell>
          <table:table-cell table:style-name="ce13" table:formula="of:=[.B6]*[.C6]" office:value-type="float" office:value="279.44" calcext:value-type="float">
            <text:p>279.44</text:p>
          </table:table-cell>
          <table:table-cell table:style-name="ce15" table:formula="of:=[.B6]*[.B6]" office:value-type="float" office:value="64" calcext:value-type="float">
            <text:p>64</text:p>
          </table:table-cell>
          <table:table-cell table:style-name="ce15" table:formula="of:=[.C6]*[.C6]" office:value-type="float" office:value="1220.1049" calcext:value-type="float">
            <text:p>1220.1049</text:p>
          </table:table-cell>
          <table:table-cell table:style-name="ce20" table:formula="of:=(9.81*[.B6])+3.14" office:value-type="float" office:value="81.62" calcext:value-type="float">
            <text:p>81.62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.21" calcext:value-type="float">
            <text:p>41.21</text:p>
          </table:table-cell>
          <table:table-cell table:style-name="ce13" table:formula="of:=[.B7]*[.C7]" office:value-type="float" office:value="412.1" calcext:value-type="float">
            <text:p>412.1</text:p>
          </table:table-cell>
          <table:table-cell table:style-name="ce15" table:formula="of:=[.B7]*[.B7]" office:value-type="float" office:value="100" calcext:value-type="float">
            <text:p>100</text:p>
          </table:table-cell>
          <table:table-cell table:style-name="ce15" table:formula="of:=[.C7]*[.C7]" office:value-type="float" office:value="1698.2641" calcext:value-type="float">
            <text:p>1698.2641</text:p>
          </table:table-cell>
          <table:table-cell table:style-name="ce20" table:formula="of:=(9.81*[.B7])+3.14" office:value-type="float" office:value="101.24" calcext:value-type="float">
            <text:p>101.24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7.49" calcext:value-type="float">
            <text:p>47.49</text:p>
          </table:table-cell>
          <table:table-cell table:style-name="ce13" table:formula="of:=[.B8]*[.C8]" office:value-type="float" office:value="569.88" calcext:value-type="float">
            <text:p>569.88</text:p>
          </table:table-cell>
          <table:table-cell table:style-name="ce15" table:formula="of:=[.B8]*[.B8]" office:value-type="float" office:value="144" calcext:value-type="float">
            <text:p>144</text:p>
          </table:table-cell>
          <table:table-cell table:style-name="ce15" table:formula="of:=[.C8]*[.C8]" office:value-type="float" office:value="2255.3001" calcext:value-type="float">
            <text:p>2255.3001</text:p>
          </table:table-cell>
          <table:table-cell table:style-name="ce20" table:formula="of:=(9.81*[.B8])+3.14" office:value-type="float" office:value="120.86" calcext:value-type="float">
            <text:p>120.86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.77" calcext:value-type="float">
            <text:p>53.77</text:p>
          </table:table-cell>
          <table:table-cell table:style-name="ce13" table:formula="of:=[.B9]*[.C9]" office:value-type="float" office:value="752.78" calcext:value-type="float">
            <text:p>752.78</text:p>
          </table:table-cell>
          <table:table-cell table:style-name="ce15" table:formula="of:=[.B9]*[.B9]" office:value-type="float" office:value="196" calcext:value-type="float">
            <text:p>196</text:p>
          </table:table-cell>
          <table:table-cell table:style-name="ce15" table:formula="of:=[.C9]*[.C9]" office:value-type="float" office:value="2891.2129" calcext:value-type="float">
            <text:p>2891.2129</text:p>
          </table:table-cell>
          <table:table-cell table:style-name="ce20" table:formula="of:=(9.81*[.B9])+3.14" office:value-type="float" office:value="140.48" calcext:value-type="float">
            <text:p>140.48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60.05" calcext:value-type="float">
            <text:p>60.05</text:p>
          </table:table-cell>
          <table:table-cell table:style-name="ce13" table:formula="of:=[.B10]*[.C10]" office:value-type="float" office:value="960.8" calcext:value-type="float">
            <text:p>960.8</text:p>
          </table:table-cell>
          <table:table-cell table:style-name="ce15" table:formula="of:=[.B10]*[.B10]" office:value-type="float" office:value="256" calcext:value-type="float">
            <text:p>256</text:p>
          </table:table-cell>
          <table:table-cell table:style-name="ce15" table:formula="of:=[.C10]*[.C10]" office:value-type="float" office:value="3606.0025" calcext:value-type="float">
            <text:p>3606.0025</text:p>
          </table:table-cell>
          <table:table-cell table:style-name="ce20" table:formula="of:=(9.81*[.B10])+3.14" office:value-type="float" office:value="160.1" calcext:value-type="float">
            <text:p>160.1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66.33" calcext:value-type="float">
            <text:p>66.33</text:p>
          </table:table-cell>
          <table:table-cell table:style-name="ce13" table:formula="of:=[.B11]*[.C11]" office:value-type="float" office:value="1193.94" calcext:value-type="float">
            <text:p>1193.94</text:p>
          </table:table-cell>
          <table:table-cell table:style-name="ce15" table:formula="of:=[.B11]*[.B11]" office:value-type="float" office:value="324" calcext:value-type="float">
            <text:p>324</text:p>
          </table:table-cell>
          <table:table-cell table:style-name="ce15" table:formula="of:=[.C11]*[.C11]" office:value-type="float" office:value="4399.6689" calcext:value-type="float">
            <text:p>4399.6689</text:p>
          </table:table-cell>
          <table:table-cell table:style-name="ce20" table:formula="of:=(9.81*[.B11])+3.14" office:value-type="float" office:value="179.72" calcext:value-type="float">
            <text:p>179.72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2.61" calcext:value-type="float">
            <text:p>72.61</text:p>
          </table:table-cell>
          <table:table-cell table:style-name="ce13" table:formula="of:=[.B12]*[.C12]" office:value-type="float" office:value="1452.2" calcext:value-type="float">
            <text:p>1452.2</text:p>
          </table:table-cell>
          <table:table-cell table:style-name="ce15" table:formula="of:=[.B12]*[.B12]" office:value-type="float" office:value="400" calcext:value-type="float">
            <text:p>400</text:p>
          </table:table-cell>
          <table:table-cell table:style-name="ce15" table:formula="of:=[.C12]*[.C12]" office:value-type="float" office:value="5272.2121" calcext:value-type="float">
            <text:p>5272.2121</text:p>
          </table:table-cell>
          <table:table-cell table:style-name="ce20" table:formula="of:=(9.81*[.B12])+3.14" office:value-type="float" office:value="199.34" calcext:value-type="float">
            <text:p>199.34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78.89" calcext:value-type="float">
            <text:p>78.89</text:p>
          </table:table-cell>
          <table:table-cell table:style-name="ce13" table:formula="of:=[.B13]*[.C13]" office:value-type="float" office:value="1735.58" calcext:value-type="float">
            <text:p>1735.58</text:p>
          </table:table-cell>
          <table:table-cell table:style-name="ce15" table:formula="of:=[.B13]*[.B13]" office:value-type="float" office:value="484" calcext:value-type="float">
            <text:p>484</text:p>
          </table:table-cell>
          <table:table-cell table:style-name="ce15" table:formula="of:=[.C13]*[.C13]" office:value-type="float" office:value="6223.6321" calcext:value-type="float">
            <text:p>6223.6321</text:p>
          </table:table-cell>
          <table:table-cell table:style-name="ce20" table:formula="of:=(9.81*[.B13])+3.14" office:value-type="float" office:value="218.96" calcext:value-type="float">
            <text:p>218.96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85.17" calcext:value-type="float">
            <text:p>85.17</text:p>
          </table:table-cell>
          <table:table-cell table:style-name="ce13" table:formula="of:=[.B14]*[.C14]" office:value-type="float" office:value="2044.08" calcext:value-type="float">
            <text:p>2044.08</text:p>
          </table:table-cell>
          <table:table-cell table:style-name="ce15" table:formula="of:=[.B14]*[.B14]" office:value-type="float" office:value="576" calcext:value-type="float">
            <text:p>576</text:p>
          </table:table-cell>
          <table:table-cell table:style-name="ce15" table:formula="of:=[.C14]*[.C14]" office:value-type="float" office:value="7253.9289" calcext:value-type="float">
            <text:p>7253.9289</text:p>
          </table:table-cell>
          <table:table-cell table:style-name="ce20" table:formula="of:=(9.81*[.B14])+3.14" office:value-type="float" office:value="238.58" calcext:value-type="float">
            <text:p>238.58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91.45" calcext:value-type="float">
            <text:p>91.45</text:p>
          </table:table-cell>
          <table:table-cell table:style-name="ce13" table:formula="of:=[.B15]*[.C15]" office:value-type="float" office:value="2377.7" calcext:value-type="float">
            <text:p>2377.7</text:p>
          </table:table-cell>
          <table:table-cell table:style-name="ce15" table:formula="of:=[.B15]*[.B15]" office:value-type="float" office:value="676" calcext:value-type="float">
            <text:p>676</text:p>
          </table:table-cell>
          <table:table-cell table:style-name="ce15" table:formula="of:=[.C15]*[.C15]" office:value-type="float" office:value="8363.1025" calcext:value-type="float">
            <text:p>8363.1025</text:p>
          </table:table-cell>
          <table:table-cell table:style-name="ce20" table:formula="of:=(9.81*[.B15])+3.14" office:value-type="float" office:value="258.2" calcext:value-type="float">
            <text:p>258.2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97.73" calcext:value-type="float">
            <text:p>97.73</text:p>
          </table:table-cell>
          <table:table-cell table:style-name="ce13" table:formula="of:=[.B16]*[.C16]" office:value-type="float" office:value="2736.44" calcext:value-type="float">
            <text:p>2736.44</text:p>
          </table:table-cell>
          <table:table-cell table:style-name="ce15" table:formula="of:=[.B16]*[.B16]" office:value-type="float" office:value="784" calcext:value-type="float">
            <text:p>784</text:p>
          </table:table-cell>
          <table:table-cell table:style-name="ce15" table:formula="of:=[.C16]*[.C16]" office:value-type="float" office:value="9551.1529" calcext:value-type="float">
            <text:p>9551.1529</text:p>
          </table:table-cell>
          <table:table-cell table:style-name="ce20" table:formula="of:=(9.81*[.B16])+3.14" office:value-type="float" office:value="277.82" calcext:value-type="float">
            <text:p>277.82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4.01" calcext:value-type="float">
            <text:p>104.01</text:p>
          </table:table-cell>
          <table:table-cell table:style-name="ce13" table:formula="of:=[.B17]*[.C17]" office:value-type="float" office:value="3120.3" calcext:value-type="float">
            <text:p>3120.3</text:p>
          </table:table-cell>
          <table:table-cell table:style-name="ce15" table:formula="of:=[.B17]*[.B17]" office:value-type="float" office:value="900" calcext:value-type="float">
            <text:p>900</text:p>
          </table:table-cell>
          <table:table-cell table:style-name="ce15" table:formula="of:=[.C17]*[.C17]" office:value-type="float" office:value="10818.0801" calcext:value-type="float">
            <text:p>10818.0801</text:p>
          </table:table-cell>
          <table:table-cell table:style-name="ce20" table:formula="of:=(9.81*[.B17])+3.14" office:value-type="float" office:value="297.44" calcext:value-type="float">
            <text:p>297.44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0.29" calcext:value-type="float">
            <text:p>110.29</text:p>
          </table:table-cell>
          <table:table-cell table:style-name="ce13" table:formula="of:=[.B18]*[.C18]" office:value-type="float" office:value="3529.28" calcext:value-type="float">
            <text:p>3529.28</text:p>
          </table:table-cell>
          <table:table-cell table:style-name="ce15" table:formula="of:=[.B18]*[.B18]" office:value-type="float" office:value="1024" calcext:value-type="float">
            <text:p>1024</text:p>
          </table:table-cell>
          <table:table-cell table:style-name="ce15" table:formula="of:=[.C18]*[.C18]" office:value-type="float" office:value="12163.8841" calcext:value-type="float">
            <text:p>12163.8841</text:p>
          </table:table-cell>
          <table:table-cell table:style-name="ce20" table:formula="of:=(9.81*[.B18])+3.14" office:value-type="float" office:value="317.06" calcext:value-type="float">
            <text:p>317.06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116.57" calcext:value-type="float">
            <text:p>116.57</text:p>
          </table:table-cell>
          <table:table-cell table:style-name="ce13" table:formula="of:=[.B19]*[.C19]" office:value-type="float" office:value="3963.38" calcext:value-type="float">
            <text:p>3963.38</text:p>
          </table:table-cell>
          <table:table-cell table:style-name="ce15" table:formula="of:=[.B19]*[.B19]" office:value-type="float" office:value="1156" calcext:value-type="float">
            <text:p>1156</text:p>
          </table:table-cell>
          <table:table-cell table:style-name="ce15" table:formula="of:=[.C19]*[.C19]" office:value-type="float" office:value="13588.5649" calcext:value-type="float">
            <text:p>13588.5649</text:p>
          </table:table-cell>
          <table:table-cell table:style-name="ce20" table:formula="of:=(9.81*[.B19])+3.14" office:value-type="float" office:value="336.68" calcext:value-type="float">
            <text:p>336.68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122.85" calcext:value-type="float">
            <text:p>122.85</text:p>
          </table:table-cell>
          <table:table-cell table:style-name="ce13" table:formula="of:=[.B20]*[.C20]" office:value-type="float" office:value="4422.6" calcext:value-type="float">
            <text:p>4422.6</text:p>
          </table:table-cell>
          <table:table-cell table:style-name="ce15" table:formula="of:=[.B20]*[.B20]" office:value-type="float" office:value="1296" calcext:value-type="float">
            <text:p>1296</text:p>
          </table:table-cell>
          <table:table-cell table:style-name="ce15" table:formula="of:=[.C20]*[.C20]" office:value-type="float" office:value="15092.1225" calcext:value-type="float">
            <text:p>15092.1225</text:p>
          </table:table-cell>
          <table:table-cell table:style-name="ce20" table:formula="of:=(9.81*[.B20])+3.14" office:value-type="float" office:value="356.3" calcext:value-type="float">
            <text:p>356.3</text:p>
          </table:table-cell>
          <table:table-cell table:style-name="ce17" office:value-type="string" calcext:value-type="string">
            <text:p>Pergunta 3 - Qual a relação entre os resultados dessa coluna e o valor de R2?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9.13" calcext:value-type="float">
            <text:p>129.13</text:p>
          </table:table-cell>
          <table:table-cell table:style-name="ce13" table:formula="of:=[.B21]*[.C21]" office:value-type="float" office:value="4906.94" calcext:value-type="float">
            <text:p>4906.94</text:p>
          </table:table-cell>
          <table:table-cell table:style-name="ce15" table:formula="of:=[.B21]*[.B21]" office:value-type="float" office:value="1444" calcext:value-type="float">
            <text:p>1444</text:p>
          </table:table-cell>
          <table:table-cell table:style-name="ce15" table:formula="of:=[.C21]*[.C21]" office:value-type="float" office:value="16674.5569" calcext:value-type="float">
            <text:p>16674.5569</text:p>
          </table:table-cell>
          <table:table-cell table:style-name="ce20" table:formula="of:=(9.81*[.B21])+3.14" office:value-type="float" office:value="375.92" calcext:value-type="float">
            <text:p>375.92</text:p>
          </table:table-cell>
          <table:table-cell table:style-name="ce8" office:value-type="string" calcext:value-type="string">
            <text:p>Com o Coeficiente de correlação de 0,12 para os valores preditos (y_pred​), isso sugere que o modelo 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135.41" calcext:value-type="float">
            <text:p>135.41</text:p>
          </table:table-cell>
          <table:table-cell table:style-name="ce13" table:formula="of:=[.B22]*[.C22]" office:value-type="float" office:value="5416.4" calcext:value-type="float">
            <text:p>5416.4</text:p>
          </table:table-cell>
          <table:table-cell table:style-name="ce15" table:formula="of:=[.B22]*[.B22]" office:value-type="float" office:value="1600" calcext:value-type="float">
            <text:p>1600</text:p>
          </table:table-cell>
          <table:table-cell table:style-name="ce15" table:formula="of:=[.C22]*[.C22]" office:value-type="float" office:value="18335.8681" calcext:value-type="float">
            <text:p>18335.8681</text:p>
          </table:table-cell>
          <table:table-cell table:style-name="ce20" table:formula="of:=(9.81*[.B22])+3.14" office:value-type="float" office:value="395.54" calcext:value-type="float">
            <text:p>395.54</text:p>
          </table:table-cell>
          <table:table-cell table:style-name="ce21" office:value-type="string" calcext:value-type="string">
            <text:p>de regressão linear utilizado para gerar esses valores explica apenas cerca de 12% da variação nos dados reai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41.69" calcext:value-type="float">
            <text:p>141.69</text:p>
          </table:table-cell>
          <table:table-cell table:style-name="ce13" table:formula="of:=[.B23]*[.C23]" office:value-type="float" office:value="5950.98" calcext:value-type="float">
            <text:p>5950.98</text:p>
          </table:table-cell>
          <table:table-cell table:style-name="ce15" table:formula="of:=[.B23]*[.B23]" office:value-type="float" office:value="1764" calcext:value-type="float">
            <text:p>1764</text:p>
          </table:table-cell>
          <table:table-cell table:style-name="ce15" table:formula="of:=[.C23]*[.C23]" office:value-type="float" office:value="20076.0561" calcext:value-type="float">
            <text:p>20076.0561</text:p>
          </table:table-cell>
          <table:table-cell table:style-name="ce20" table:formula="of:=(9.81*[.B23])+3.14" office:value-type="float" office:value="415.16" calcext:value-type="float">
            <text:p>415.16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44" calcext:value-type="float">
            <text:p>44</text:p>
          </table:table-cell>
          <table:table-cell table:style-name="ce1" office:value-type="float" office:value="147.97" calcext:value-type="float">
            <text:p>147.97</text:p>
          </table:table-cell>
          <table:table-cell table:style-name="ce13" table:formula="of:=[.B24]*[.C24]" office:value-type="float" office:value="6510.68" calcext:value-type="float">
            <text:p>6510.68</text:p>
          </table:table-cell>
          <table:table-cell table:style-name="ce15" table:formula="of:=[.B24]*[.B24]" office:value-type="float" office:value="1936" calcext:value-type="float">
            <text:p>1936</text:p>
          </table:table-cell>
          <table:table-cell table:style-name="ce15" table:formula="of:=[.C24]*[.C24]" office:value-type="float" office:value="21895.1209" calcext:value-type="float">
            <text:p>21895.1209</text:p>
          </table:table-cell>
          <table:table-cell table:style-name="ce20" table:formula="of:=(9.81*[.B24])+3.14" office:value-type="float" office:value="434.78" calcext:value-type="float">
            <text:p>434.78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4.25" calcext:value-type="float">
            <text:p>154.25</text:p>
          </table:table-cell>
          <table:table-cell table:style-name="ce13" table:formula="of:=[.B25]*[.C25]" office:value-type="float" office:value="7095.5" calcext:value-type="float">
            <text:p>7095.5</text:p>
          </table:table-cell>
          <table:table-cell table:style-name="ce15" table:formula="of:=[.B25]*[.B25]" office:value-type="float" office:value="2116" calcext:value-type="float">
            <text:p>2116</text:p>
          </table:table-cell>
          <table:table-cell table:style-name="ce15" table:formula="of:=[.C25]*[.C25]" office:value-type="float" office:value="23793.0625" calcext:value-type="float">
            <text:p>23793.0625</text:p>
          </table:table-cell>
          <table:table-cell table:style-name="ce20" table:formula="of:=(9.81*[.B25])+3.14" office:value-type="float" office:value="454.4" calcext:value-type="float">
            <text:p>454.4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0.53" calcext:value-type="float">
            <text:p>160.53</text:p>
          </table:table-cell>
          <table:table-cell table:style-name="ce13" table:formula="of:=[.B26]*[.C26]" office:value-type="float" office:value="7705.44" calcext:value-type="float">
            <text:p>7705.44</text:p>
          </table:table-cell>
          <table:table-cell table:style-name="ce15" table:formula="of:=[.B26]*[.B26]" office:value-type="float" office:value="2304" calcext:value-type="float">
            <text:p>2304</text:p>
          </table:table-cell>
          <table:table-cell table:style-name="ce15" table:formula="of:=[.C26]*[.C26]" office:value-type="float" office:value="25769.8809" calcext:value-type="float">
            <text:p>25769.8809</text:p>
          </table:table-cell>
          <table:table-cell table:style-name="ce20" table:formula="of:=(9.81*[.B26])+3.14" office:value-type="float" office:value="474.02" calcext:value-type="float">
            <text:p>474.02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6.81" calcext:value-type="float">
            <text:p>166.81</text:p>
          </table:table-cell>
          <table:table-cell table:style-name="ce13" table:formula="of:=[.B27]*[.C27]" office:value-type="float" office:value="8340.5" calcext:value-type="float">
            <text:p>8340.5</text:p>
          </table:table-cell>
          <table:table-cell table:style-name="ce15" table:formula="of:=[.B27]*[.B27]" office:value-type="float" office:value="2500" calcext:value-type="float">
            <text:p>2500</text:p>
          </table:table-cell>
          <table:table-cell table:style-name="ce15" table:formula="of:=[.C27]*[.C27]" office:value-type="float" office:value="27825.5761" calcext:value-type="float">
            <text:p>27825.5761</text:p>
          </table:table-cell>
          <table:table-cell table:style-name="ce20" table:formula="of:=(9.81*[.B27])+3.14" office:value-type="float" office:value="493.64" calcext:value-type="float">
            <text:p>493.64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ummatorio</text:p>
          </table:table-cell>
          <table:table-cell table:style-name="ce13" table:formula="of:=SUM([.B2:.B27])" office:value-type="float" office:value="650" calcext:value-type="float">
            <text:p>650</text:p>
          </table:table-cell>
          <table:table-cell table:style-name="ce13" table:formula="of:=SUM([.C2:.C27])" office:value-type="float" office:value="2296.06" calcext:value-type="float">
            <text:p>2296.06</text:p>
          </table:table-cell>
          <table:table-cell table:style-name="ce13" table:formula="of:=SUM([.D2:.D27])" office:value-type="float" office:value="75770.5" calcext:value-type="float">
            <text:p>75770.5</text:p>
          </table:table-cell>
          <table:table-cell table:style-name="ce15" table:formula="of:=SUM([.E2:.E27])" office:value-type="float" office:value="22100" calcext:value-type="float">
            <text:p>22100</text:p>
          </table:table-cell>
          <table:table-cell table:style-name="ce15" table:formula="of:=SUM([.F2:.F27])" office:value-type="float" office:value="260443.7186" calcext:value-type="float">
            <text:p>260443.7186</text:p>
          </table:table-cell>
          <table:table-cell table:style-name="ce13" table:formula="of:=SUM([.G2:.G27])" office:value-type="float" office:value="6458.14" calcext:value-type="float">
            <text:p>6458.14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Media</text:p>
          </table:table-cell>
          <table:table-cell table:style-name="ce13" table:formula="of:=MEDIAN([.B2:.B27])" office:value-type="float" office:value="25" calcext:value-type="float">
            <text:p>25</text:p>
          </table:table-cell>
          <table:table-cell table:style-name="ce13" table:formula="of:=MEDIAN([.C2:.C27])" office:value-type="float" office:value="88.31" calcext:value-type="float">
            <text:p>88.31</text:p>
          </table:table-cell>
          <table:table-cell table:style-name="ce13" table:formula="of:=MEDIAN([.D2:.D27])" office:value-type="float" office:value="2210.89" calcext:value-type="float">
            <text:p>2210.89</text:p>
          </table:table-cell>
          <table:table-cell table:style-name="ce13" table:formula="of:=MEDIAN([.E2:.E27])" office:value-type="float" office:value="626" calcext:value-type="float">
            <text:p>626</text:p>
          </table:table-cell>
          <table:table-cell table:style-name="ce15" table:formula="of:=MEDIAN([.F2:.F27])" office:value-type="float" office:value="7808.5157" calcext:value-type="float">
            <text:p>7808.5157</text:p>
          </table:table-cell>
          <table:table-cell table:style-name="ce13" table:formula="of:=MEDIAN([.G2:.G27])" office:value-type="float" office:value="248.39" calcext:value-type="float">
            <text:p>248.39</text:p>
          </table:table-cell>
          <table:table-cell table:number-columns-repeated="1017"/>
        </table:table-row>
        <table:table-row table:style-name="ro1" table:number-rows-repeated="971">
          <table:table-cell table:number-columns-repeated="5"/>
          <table:table-cell table:style-name="ce15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Passo1" style:display-name="PageStyle_Pass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sso2" style:display-name="PageStyle_Passo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sso4" style:display-name="PageStyle_Passo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sso3" style:display-name="PageStyle_Passo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4" meta:cell-count="524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title svg:x="6.897cm" svg:y="0.331cm" chart:style-name="ch2">
          <text:p>Y vs X</text:p>
        </chart:title>
        <chart:legend chart:legend-position="end" svg:x="13.023cm" svg:y="4.609cm" style:legend-expansion="high" chart:style-name="ch3"/>
        <chart:plot-area chart:style-name="ch4" table:cell-range-address="Passo1.B2:Passo1.C27" chart:data-source-has-labels="column" svg:x="1.377cm" svg:y="1.624cm" svg:width="11.329cm" svg:height="6.966cm">
          <chart:coordinate-region svg:x="2.034cm" svg:y="1.823cm" svg:width="10.672cm" svg:height="6.27cm"/>
          <chart:axis chart:dimension="x" chart:name="primary-x" chart:style-name="ch5" chartooo:axis-type="text">
            <chart:title svg:x="6.858cm" svg:y="8.787cm" chart:style-name="ch6">
              <text:p>X</text:p>
            </chart:title>
            <chart:categories table:cell-range-address="Passo1.B2:Passo1.B27"/>
          </chart:axis>
          <chart:axis chart:dimension="y" chart:name="primary-y" chart:style-name="ch7">
            <chart:title svg:x="0.451cm" svg:y="5.29cm" chart:style-name="ch8">
              <text:p>Y</text:p>
            </chart:title>
            <chart:grid chart:style-name="ch9" chart:class="major"/>
          </chart:axis>
          <chart:series chart:style-name="ch10" chart:values-cell-range-address="Passo1.C2:Passo1.C27" chart:class="chart:line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asso1.B2:Passo1.B27</svg:desc>
                </draw:g>
              </table:table-cell>
              <table:table-cell office:value-type="float" office:value="9.81">
                <text:p>9.81</text:p>
                <draw:g>
                  <svg:desc>Passo1.C2:Passo1.C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.93">
                <text:p>34.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1.21">
                <text:p>41.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.49">
                <text:p>47.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3.77">
                <text:p>53.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0.05">
                <text:p>60.0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6.33">
                <text:p>66.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2.61">
                <text:p>72.6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8.89">
                <text:p>78.8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5.17">
                <text:p>85.1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1.45">
                <text:p>91.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7.73">
                <text:p>97.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01">
                <text:p>104.0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0.29">
                <text:p>110.2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6.57">
                <text:p>116.5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22.85">
                <text:p>122.8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29.13">
                <text:p>129.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5.41">
                <text:p>135.4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41.69">
                <text:p>141.6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47.97">
                <text:p>147.9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54.25">
                <text:p>154.2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60.53">
                <text:p>160.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6.81">
                <text:p>166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regression-name="Trend line for Y" chart:regression-max-degree="2" chart:regression-force-intercept="false" chart:regression-period="2" chart:regression-type="linear"/>
      <style:graphic-properties svg:stroke-width="0.053cm" svg:stroke-color="#ea4335" svg:stroke-opacity="40%"/>
    </style:style>
    <style:style style:name="ch9" style:family="chart">
      <style:text-properties fo:color="#000000" style:text-position="0% 100%" fo:font-family="Arial" style:font-family-asian="Arial" style:font-family-complex="Arial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title svg:x="6.698cm" svg:y="0.331cm" chart:style-name="ch2">
          <text:p>X and Y</text:p>
        </chart:title>
        <chart:legend chart:legend-position="end" svg:x="12.176cm" svg:y="4.36cm" style:legend-expansion="high" chart:style-name="ch3"/>
        <chart:plot-area chart:style-name="ch4" table:cell-range-address="Passo4.B2:Passo4.C27 Passo4.C1:Passo4.C1" chart:data-source-has-labels="row" svg:x="0.317cm" svg:y="1.624cm" svg:width="11.542cm" svg:height="7.996cm">
          <chart:coordinate-region svg:x="0.974cm" svg:y="1.823cm" svg:width="10.698cm" svg:height="7.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sso4.C2:Passo4.C27" chart:label-cell-address="Passo4.C1:Passo4.C1" chart:class="chart:scatter">
            <chart:domain table:cell-range-address="Passo4.B2:Passo4.B27"/>
            <chart:regression-curve chart:style-name="ch8">
              <chart:equation chart:display-equation="false" chart:display-r-square="true" chart:style-name="ch9"/>
            </chart:regression-curve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Passo4.C1:Passo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asso4.B2:Passo4.B27</svg:desc>
                </draw:g>
              </table:table-cell>
              <table:table-cell office:value-type="float" office:value="9.81">
                <text:p>9.81</text:p>
                <draw:g>
                  <svg:desc>Passo4.C2:Passo4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4.93">
                <text:p>34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1.21">
                <text:p>41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7.49">
                <text:p>47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53.77">
                <text:p>53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60.05">
                <text:p>6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66.33">
                <text:p>66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72.61">
                <text:p>72.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78.89">
                <text:p>78.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85.17">
                <text:p>85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91.45">
                <text:p>91.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97.73">
                <text:p>97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4.01">
                <text:p>104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10.29">
                <text:p>110.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116.57">
                <text:p>116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122.85">
                <text:p>122.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129.13">
                <text:p>129.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135.41">
                <text:p>135.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141.69">
                <text:p>141.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147.97">
                <text:p>147.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154.25">
                <text:p>154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160.53">
                <text:p>160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166.81">
                <text:p>166.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